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3.5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3.55cm" fo:min-width="6.5cm"/>
    </style:style>
    <style:style style:name="gr3" style:family="graphic" style:parent-style-name="standard">
      <style:graphic-properties draw:fill-color="#ffffd7" draw:textarea-horizontal-align="justify" draw:textarea-vertical-align="top" draw:auto-grow-height="false" fo:min-height="7.55cm" fo:min-width="7.9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1.75cm" fo:min-width="10.6cm"/>
    </style:style>
    <style:style style:name="gr5" style:family="graphic" style:parent-style-name="standard">
      <style:graphic-properties draw:fill-color="#ffffd7" draw:textarea-horizontal-align="justify" draw:textarea-vertical-align="top" draw:auto-grow-height="false" fo:min-height="3.25cm" fo:min-width="10.4cm"/>
    </style:style>
    <style:style style:name="gr6" style:family="graphic" style:parent-style-name="standard">
      <style:graphic-properties draw:fill-color="#ffffd7" draw:textarea-horizontal-align="justify" draw:textarea-vertical-align="top" draw:auto-grow-height="false" fo:min-height="3.25cm" fo:min-width="4.9cm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8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1.55cm" fo:min-width="5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6.35cm" fo:min-width="8.1cm"/>
    </style:style>
    <style:style style:name="gr15" style:family="graphic" style:parent-style-name="standard">
      <style:graphic-properties draw:textarea-horizontal-align="justify" draw:textarea-vertical-align="middle" draw:auto-grow-height="false" fo:min-height="0.306cm" fo:min-width="1.446cm" fo:wrap-option="no-wrap"/>
    </style:style>
    <style:style style:name="gr1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cm" fo:min-width="0.8cm" draw:shadow="hidden"/>
    </style:style>
    <style:style style:name="gr17" style:family="graphic" style:parent-style-name="standard">
      <style:graphic-properties draw:textarea-horizontal-align="justify" draw:textarea-vertical-align="top" draw:auto-grow-height="false" fo:min-height="0.584cm" fo:min-width="1.816cm" fo:wrap-option="no-wrap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top" draw:auto-grow-height="false" fo:min-height="0.492cm" fo:min-width="1.26cm" fo:wrap-option="no-wrap"/>
    </style:style>
    <style:style style:name="gr20" style:family="graphic" style:parent-style-name="standard">
      <style:graphic-properties draw:textarea-horizontal-align="justify" draw:textarea-vertical-align="top" draw:auto-grow-height="false" fo:min-height="0.584cm" fo:min-width="2.464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-color="#ffffd7"/>
      <style:paragraph-properties fo:text-align="center"/>
      <style:text-properties fo:font-size="5.5pt" style:font-size-asian="5.5pt" style:font-size-complex="5.5pt"/>
    </style:style>
    <style:style style:name="P4" style:family="paragraph">
      <style:paragraph-properties style:text-autospace="none"/>
    </style:style>
    <style:style style:name="P5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6" style:family="paragraph">
      <style:paragraph-properties fo:text-align="start"/>
    </style:style>
    <style:style style:name="P7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8" style:family="paragraph">
      <style:paragraph-properties fo:text-align="start"/>
      <style:text-properties fo:font-size="5.5pt" style:font-size-asian="5.5pt" style:font-size-complex="5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11" style:family="paragraph">
      <style:paragraph-properties fo:text-align="center"/>
      <style:text-properties fo:font-size="5.5pt" style:font-size-asian="5.5pt" style:font-size-complex="5.5pt"/>
    </style:style>
    <style:style style:name="P12" style:family="paragraph">
      <loext:graphic-properties draw:fill-color="#ffffff" draw:opacity="0%"/>
      <style:paragraph-properties fo:text-align="center"/>
    </style:style>
    <style:style style:name="P13" style:family="paragraph">
      <loext:graphic-properties draw:fill-color="#ffffff" draw:opacity="0%"/>
      <style:paragraph-properties fo:text-align="center"/>
      <style:text-properties fo:font-weight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5.5pt" style:font-size-asian="5.5pt" style:font-size-complex="5.5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2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cm" svg:height="1.8cm" svg:x="8cm" svg:y="2cm">
          <text:p text:style-name="P1"><text:span text:style-name="T1">Get</text:span><text:span text:style-name="T1">Multi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3.8cm" svg:x="6.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4cm" svg:height="7.8cm" svg:x="6.9cm" svg:y="5cm">
          <text:p text:style-name="P4"><text:span text:style-name="T2">func </text:span><text:span text:style-name="T3">(c *Client) GetMulti(keys []string) (</text:span><text:span text:style-name="T2">map</text:span><text:span text:style-name="T3">[string]*Item, error) {</text:span><text:span text:style-name="T3"><text:line-break/></text:span><text:span text:style-name="T3"> <text:s text:c="3"/></text:span><text:span text:style-name="T2">var </text:span><text:span text:style-name="T4">lk sync.Mutex</text:span><text:span text:style-name="T4"><text:line-break/></text:span><text:span text:style-name="T3"> <text:s text:c="3"/>m := make(</text:span><text:span text:style-name="T2">map</text:span><text:span text:style-name="T4">[string]*Item)</text:span><text:span text:style-name="T4"><text:line-break/></text:span><text:span text:style-name="T3"> <text:s text:c="3"/>addItemToMap := </text:span><text:span text:style-name="T2">func</text:span><text:span text:style-name="T4">(it *Item) {</text:span><text:span text:style-name="T4"><text:line-break/></text:span><text:span text:style-name="T4"> <text:s text:c="7"/>lk.Lock()</text:span><text:span text:style-name="T4"><text:line-break/></text:span><text:span text:style-name="T4"> <text:s text:c="3"/></text:span><text:span text:style-name="T3"><text:s text:c="4"/></text:span><text:span text:style-name="T2">defer </text:span><text:span text:style-name="T4">lk.Unlock()</text:span><text:span text:style-name="T4"><text:line-break/></text:span><text:span text:style-name="T4"> <text:s text:c="7"/>m[it.Key] = it</text:span><text:span text:style-name="T4"><text:line-break/></text:span><text:span text:style-name="T4"> <text:s text:c="3"/>}</text:span><text:span text:style-name="T4"><text:line-break/></text:span><text:span text:style-name="T3"> <text:s text:c="3"/>keyMap := make(</text:span><text:span text:style-name="T2">map</text:span><text:span text:style-name="T4">[net.Addr][]string)</text:span><text:span text:style-name="T4"><text:line-break/></text:span><text:span text:style-name="T3"> <text:s text:c="3"/></text:span><text:span text:style-name="T2">for </text:span><text:span text:style-name="T3">_, key := </text:span><text:span text:style-name="T2">range </text:span><text:span text:style-name="T4">keys {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!legalKey(key)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nil, ErrMalformedKey</text:span><text:span text:style-name="T4"><text:line-break/></text:span><text:span text:style-name="T4"> <text:s text:c="7"/>}</text:span><text:span text:style-name="T4"><text:line-break/></text:span><text:span text:style-name="T4"> <text:s text:c="7"/>addr, err := c.selector.PickServer(key)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nil, err</text:span><text:span text:style-name="T4"><text:line-break/></text:span><text:span text:style-name="T4"> <text:s text:c="7"/>}</text:span><text:span text:style-name="T4"><text:line-break/></text:span><text:span text:style-name="T4"> <text:s text:c="7"/>keyMap[addr] = append(keyMap[addr], key)</text:span><text:span text:style-name="T4"><text:line-break/></text:span><text:span text:style-name="T4"> <text:s text:c="3"/>}</text:span><text:span text:style-name="T4"><text:line-break/></text:span><text:span text:style-name="T5"> <text:s text:c="3"/>ch := make(</text:span><text:span text:style-name="T6">chan </text:span><text:span text:style-name="T5">error, </text:span><text:span text:style-name="T7">buffered</text:span><text:span text:style-name="T4">)</text:span><text:span text:style-name="T4"><text:line-break/></text:span><text:span text:style-name="T3"> <text:s text:c="3"/></text:span><text:span text:style-name="T2">for </text:span><text:span text:style-name="T3">addr, keys := </text:span><text:span text:style-name="T2">range </text:span><text:span text:style-name="T4">keyMap {</text:span><text:span text:style-name="T4"><text:line-break/></text:span><text:span text:style-name="T4"> <text:s text:c="3"/></text:span><text:span text:style-name="T3"><text:s text:c="4"/></text:span><text:span text:style-name="T2">go func</text:span><text:span text:style-name="T4">(addr net.Addr, keys []string) {</text:span><text:span text:style-name="T4"><text:line-break/></text:span><text:span text:style-name="T4"> <text:s text:c="11"/>ch &lt;- c.getFromAddr(addr, keys, addItemToMap)</text:span><text:span text:style-name="T4"><text:line-break/></text:span><text:span text:style-name="T4"> <text:s text:c="7"/>}(addr, keys)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var </text:span><text:span text:style-name="T4">err error</text:span><text:span text:style-name="T4"><text:line-break/></text:span><text:span text:style-name="T3"> <text:s text:c="3"/></text:span><text:span text:style-name="T2">for </text:span><text:span text:style-name="T3">_ = </text:span><text:span text:style-name="T2">range </text:span><text:span text:style-name="T4">keyMap {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ge := &lt;-ch; ge != nil {</text:span><text:span text:style-name="T4"><text:line-break/></text:span><text:span text:style-name="T4"> <text:s text:c="11"/>err = ge</text:span><text:span text:style-name="T4"><text:line-break/></text:span><text:span text:style-name="T4"> <text:s text:c="7"/>}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m, err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1cm" svg:height="2cm" svg:x="13cm" svg:y="13.2cm">
          <text:p text:style-name="P4"><text:span text:style-name="T2">func </text:span><text:span text:style-name="T3">(c *Client) withAddrRw(addr net.Addr, fn </text:span><text:span text:style-name="T2">func</text:span><text:span text:style-name="T4">(*bufio.ReadWriter) error) (err error) {</text:span><text:span text:style-name="T4"><text:line-break/></text:span><text:span text:style-name="T8"> <text:s text:c="3"/></text:span><text:span text:style-name="T4">cn, err := c.getConn(addr)</text:span><text:span text:style-name="T4"><text:line-break/></text:span><text:span text:style-name="T9"> <text:s text:c="3"/></text:span><text:span text:style-name="T2">if </text:span><text:span text:style-name="T4">err != nil {</text:span><text:span text:style-name="T4"><text:line-break/></text:span><text:span text:style-name="T8"> <text:s text:c="3"/></text:span><text:span text:style-name="T9"><text:s text:c="4"/></text:span><text:span text:style-name="T2">return </text:span><text:span text:style-name="T4">err</text:span><text:span text:style-name="T4"><text:line-break/></text:span><text:span text:style-name="T8"> <text:s text:c="3"/></text:span><text:span text:style-name="T4">}</text:span><text:span text:style-name="T4"><text:line-break/></text:span><text:span text:style-name="T9"> <text:s text:c="3"/></text:span><text:span text:style-name="T2">defer </text:span><text:span text:style-name="T4">cn.condRelease(&amp;err)</text:span><text:span text:style-name="T4"><text:line-break/></text:span><text:span text:style-name="T9"> <text:s text:c="3"/></text:span><text:span text:style-name="T2">return </text:span><text:span text:style-name="T4">fn(cn.rw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9cm" svg:height="3.5cm" svg:x="16.6cm" svg:y="6cm">
          <text:p text:style-name="P4"><text:span text:style-name="T2">func </text:span><text:span text:style-name="T3">(c *Client) getFromAddr(addr net.Addr, keys []string, cb </text:span><text:span text:style-name="T2">func</text:span><text:span text:style-name="T4">(*Item)) error {</text:span><text:span text:style-name="T4"><text:line-break/></text:span><text:span text:style-name="T9"> <text:s text:c="3"/></text:span><text:span text:style-name="T2">return </text:span><text:span text:style-name="T3">c.withAddrRw(addr, </text:span><text:span text:style-name="T2">func</text:span><text:span text:style-name="T4">(rw *bufio.ReadWriter) error {</text:span><text:span text:style-name="T4"><text:line-break/></text:span><text:span text:style-name="T8"> <text:s text:c="3"/></text:span><text:span text:style-name="T9"><text:s text:c="4"/></text:span><text:span text:style-name="T2">if </text:span><text:span text:style-name="T3">_, err := fmt.Fprintf(rw, </text:span><text:span text:style-name="T10">"gets %s\r\n"</text:span><text:span text:style-name="T3">, strings.Join(keys, </text:span><text:span text:style-name="T10">" "</text:span><text:span text:style-name="T4">)); err != nil {</text:span><text:span text:style-name="T4"><text:line-break/></text:span><text:span text:style-name="T8"> <text:s text:c="7"/></text:span><text:span text:style-name="T9"><text:s text:c="4"/></text:span><text:span text:style-name="T2">return </text:span><text:span text:style-name="T4">err</text:span><text:span text:style-name="T4"><text:line-break/></text:span><text:span text:style-name="T8"> <text:s text:c="7"/></text:span><text:span text:style-name="T4">}</text:span><text:span text:style-name="T4"><text:line-break/></text:span><text:span text:style-name="T8"> <text:s text:c="3"/></text:span><text:span text:style-name="T9"><text:s text:c="4"/></text:span><text:span text:style-name="T2">if </text:span><text:span text:style-name="T4">err := rw.Flush(); err != nil {</text:span><text:span text:style-name="T4"><text:line-break/></text:span><text:span text:style-name="T8"> <text:s text:c="7"/></text:span><text:span text:style-name="T9"><text:s text:c="4"/></text:span><text:span text:style-name="T2">return </text:span><text:span text:style-name="T4">err</text:span><text:span text:style-name="T4"><text:line-break/></text:span><text:span text:style-name="T8"> <text:s text:c="7"/></text:span><text:span text:style-name="T4">}</text:span><text:span text:style-name="T4"><text:line-break/></text:span><text:span text:style-name="T8"> <text:s text:c="3"/></text:span><text:span text:style-name="T9"><text:s text:c="4"/></text:span><text:span text:style-name="T2">if </text:span><text:span text:style-name="T4">err := parseGetResponse(rw.Reader, cb); err != nil {</text:span><text:span text:style-name="T4"><text:line-break/></text:span><text:span text:style-name="T8"> <text:s text:c="7"/></text:span><text:span text:style-name="T9"><text:s text:c="4"/></text:span><text:span text:style-name="T2">return </text:span><text:span text:style-name="T4">err</text:span><text:span text:style-name="T4"><text:line-break/></text:span><text:span text:style-name="T8"> <text:s text:c="7"/></text:span><text:span text:style-name="T4">}</text:span><text:span text:style-name="T4"><text:line-break/></text:span><text:span text:style-name="T8"> <text:s text:c="3"/></text:span><text:span text:style-name="T9"><text:s text:c="4"/></text:span><text:span text:style-name="T2">return </text:span><text:span text:style-name="T4">nil</text:span><text:span text:style-name="T4"><text:line-break/></text:span><text:span text:style-name="T8"> <text:s text:c="3"/></text:span><text:span text:style-name="T4"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cm" svg:height="3.5cm" svg:x="15.5cm" svg:y="-0.1cm">
          <text:p text:style-name="P4"><text:span text:style-name="T6">func </text:span><text:span text:style-name="T5">legalKey(key string) bool { </text:span></text:p>
          <text:p text:style-name="P4"><text:span text:style-name="T9"><text:s text:c="4"/></text:span><text:span text:style-name="T11">// </text:span><text:span text:style-name="T9">判断是否为合法健</text:span><text:span text:style-name="T9"><text:line-break/></text:span><text:span text:style-name="T9"> <text:s text:c="3"/></text:span><text:span text:style-name="T2">if </text:span><text:span text:style-name="T4">len(key) &gt; </text:span><text:span text:style-name="T12">250 </text:span><text:span text:style-name="T4">{</text:span><text:span text:style-name="T4"><text:line-break/></text:span><text:span text:style-name="T8"> <text:s text:c="3"/></text:span><text:span text:style-name="T9"><text:s text:c="4"/></text:span><text:span text:style-name="T6">return </text:span><text:span text:style-name="T7">false</text:span><text:span text:style-name="T7"><text:line-break/></text:span><text:span text:style-name="T13"> <text:s text:c="3"/></text:span><text:span text:style-name="T4">}</text:span><text:span text:style-name="T4"><text:line-break/></text:span><text:span text:style-name="T9"> <text:s text:c="3"/></text:span><text:span text:style-name="T6">for </text:span><text:span text:style-name="T5">i := </text:span><text:span text:style-name="T14">0</text:span><text:span text:style-name="T5">; i &lt; len(key); i++ {</text:span><text:span text:style-name="T5"><text:tab/></text:span></text:p>
          <text:p text:style-name="P4"><text:span text:style-name="T8"><text:s text:c="4"/></text:span><text:span text:style-name="T9"><text:s text:c="4"/></text:span><text:span text:style-name="T11">// key[i]</text:span><text:span text:style-name="T9">要在</text:span><text:span text:style-name="T11"> </text:span><text:span text:style-name="T11">(32,127)</text:span></text:p>
          <text:p text:style-name="P4"><text:span text:style-name="T13"><text:s text:c="8"/></text:span><text:span text:style-name="T6">if </text:span><text:span text:style-name="T5">key[i] &lt;= </text:span><text:span text:style-name="T15">' ' </text:span><text:span text:style-name="T16">|| key[i] == </text:span><text:span text:style-name="T17">0x7f </text:span><text:span text:style-name="T16">{</text:span><text:span text:style-name="T16"><text:tab/></text:span></text:p>
          <text:p text:style-name="P4"><text:span text:style-name="T8"><text:s text:c="8"/></text:span><text:span text:style-name="T18">// 0x7f=127</text:span><text:span text:style-name="T8">，</text:span><text:span text:style-name="T18"> </text:span><text:span text:style-name="T18">ascii DEL (delete)</text:span><text:span text:style-name="T18"><text:line-break/></text:span><text:span text:style-name="T8"> <text:s text:c="7"/></text:span><text:span text:style-name="T9"><text:s text:c="4"/></text:span><text:span text:style-name="T6">return </text:span><text:span text:style-name="T7">false</text:span><text:span text:style-name="T7"><text:line-break/></text:span><text:span text:style-name="T13"> <text:s text:c="7"/></text:span><text:span text:style-name="T4">}</text:span><text:span text:style-name="T4"><text:line-break/></text:span><text:span text:style-name="T8"> <text:s text:c="3"/></text:span><text:span text:style-name="T4">}</text:span><text:span text:style-name="T4"><text:line-break/></text:span><text:span text:style-name="T9"> <text:s text:c="3"/></text:span><text:span text:style-name="T6">return </text:span><text:span text:style-name="T7">true</text:span><text:span text:style-name="T7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4.8cm" svg:x="0.2cm" svg:y="6.9cm">
          <text:p text:style-name="P6"><text:span text:style-name="T19">func (ss *ServerList) PickServer(key string) (net.Addr, error) {</text:span></text:p>
          <text:p text:style-name="P6"><text:span text:style-name="T19"><text:s text:c="8"/></text:span><text:span text:style-name="T19">ss.mu.RLock()</text:span></text:p>
          <text:p text:style-name="P6"><text:span text:style-name="T19"><text:s text:c="8"/></text:span><text:span text:style-name="T19">defer ss.mu.RUnlock()</text:span></text:p>
          <text:p text:style-name="P6"><text:span text:style-name="T19"><text:s text:c="8"/></text:span><text:span text:style-name="T19">if len(ss.addrs) == 0 {</text:span></text:p>
          <text:p text:style-name="P6"><text:span text:style-name="T20"><text:s text:c="8"/></text:span><text:span text:style-name="T19"><text:s text:c="8"/></text:span><text:span text:style-name="T19">return nil, ErrNoServers</text:span></text:p>
          <text:p text:style-name="P6"><text:span text:style-name="T19"><text:s text:c="8"/></text:span><text:span text:style-name="T19">}</text:span></text:p>
          <text:p text:style-name="P6"><text:span text:style-name="T19"><text:s text:c="8"/></text:span><text:span text:style-name="T19">if len(ss.addrs) == 1 {</text:span></text:p>
          <text:p text:style-name="P6"><text:span text:style-name="T20"><text:s text:c="8"/></text:span><text:span text:style-name="T19"><text:s text:c="8"/></text:span><text:span text:style-name="T19">return ss.addrs[0], nil</text:span></text:p>
          <text:p text:style-name="P6"><text:span text:style-name="T19"><text:s text:c="8"/></text:span><text:span text:style-name="T19">}</text:span></text:p>
          <text:p text:style-name="P6"><text:span text:style-name="T19"><text:s text:c="8"/></text:span><text:span text:style-name="T19">// </text:span><text:span text:style-name="T19">这种写法是为了节省空间，以免重复分配内存空间</text:span></text:p>
          <text:p text:style-name="P6"><text:span text:style-name="T19"><text:s text:c="8"/></text:span><text:span text:style-name="T19">bufp := keyBufPool.Get().(*[]byte)</text:span><text:span text:style-name="T19"><text:tab/></text:span></text:p>
          <text:p text:style-name="P6"><text:span text:style-name="T19"><text:s text:c="8"/></text:span><text:span text:style-name="T19">// </text:span><text:span text:style-name="T19">从临时对象池中获取</text:span><text:span text:style-name="T19">256</text:span><text:span text:style-name="T19">字节空间</text:span></text:p>
          <text:p text:style-name="P6"><text:span text:style-name="T19"><text:s text:c="8"/></text:span><text:span text:style-name="T19">n := copy(*bufp, key)</text:span><text:span text:style-name="T19"><text:tab/></text:span><text:span text:style-name="T19">// </text:span><text:span text:style-name="T19">将</text:span><text:span text:style-name="T19">key</text:span><text:span text:style-name="T19">值复制到这个空间中</text:span></text:p>
          <text:p text:style-name="P6"><text:span text:style-name="T19"><text:s text:c="8"/></text:span><text:span text:style-name="T19">cs := crc32.ChecksumIEEE((*bufp)[:n])</text:span></text:p>
          <text:p text:style-name="P6"><text:span text:style-name="T20"><text:s text:c="8"/></text:span><text:span text:style-name="T19">keyBufPool.Put(bufp)</text:span></text:p>
          <text:p text:style-name="P6"><text:span text:style-name="T20"><text:s text:c="8"/></text:span><text:span text:style-name="T19">keyBufPool.Put(bufp)// </text:span><text:span text:style-name="T19">将这个内存空间放回到临时对象池中</text:span></text:p>
          <text:p text:style-name="P6"><text:span text:style-name="T19"><text:s text:c="8"/></text:span><text:span text:style-name="T19">// </text:span><text:span text:style-name="T19">获取一个服务器地址</text:span></text:p>
          <text:p text:style-name="P6"><text:span text:style-name="T20"><text:s text:c="8"/></text:span><text:span text:style-name="T19">return ss.addrs[cs%uint32(len(ss.addrs))], nil</text:span></text:p>
          <text:p text:style-name="P6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3cm" svg:height="0.6cm" svg:x="1cm" svg:y="5.6cm">
          <text:p text:style-name="P6"><text:span text:style-name="T19">选择一个</text:span><text:span text:style-name="T19">memcache</text:span><text:span text:style-name="T19">服务器地址</text:span></text:p>
          <draw:enhanced-geometry svg:viewBox="0 0 21600 21600" draw:text-areas="800 800 20800 20800" draw:type="round-rectangular-callout" draw:modifiers="19741.654044229 49417.6372712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9.2cm" svg:height="5cm" svg:x="2.3cm" svg:y="14.2cm">
          <text:p text:style-name="P4"><text:span text:style-name="T2">func </text:span><text:span text:style-name="T4">(c *Client) getConn(addr net.Addr) (*conn, error) {</text:span><text:span text:style-name="T4"><text:line-break/></text:span><text:span text:style-name="T8"> <text:s text:c="3"/></text:span><text:span text:style-name="T18">// </text:span><text:span text:style-name="T8">获取一个空闲连接，如果不存在空闲连接，则新建一个连接</text:span><text:span text:style-name="T8"><text:line-break/></text:span><text:span text:style-name="T8"> <text:s text:c="3"/></text:span><text:span text:style-name="T4">cn, ok := c.getFreeConn(addr)</text:span><text:span text:style-name="T4"><text:line-break/></text:span><text:span text:style-name="T9"> <text:s text:c="3"/></text:span><text:span text:style-name="T2">if </text:span><text:span text:style-name="T4">ok {</text:span><text:span text:style-name="T4"><text:line-break/></text:span><text:span text:style-name="T8"> <text:s text:c="7"/></text:span><text:span text:style-name="T4">cn.extendDeadline()</text:span><text:span text:style-name="T4"><text:line-break/></text:span><text:span text:style-name="T8"> <text:s text:c="3"/></text:span><text:span text:style-name="T9"><text:s text:c="4"/></text:span><text:span text:style-name="T2">return </text:span><text:span text:style-name="T4">cn, nil</text:span><text:span text:style-name="T4"><text:line-break/></text:span><text:span text:style-name="T8"> <text:s text:c="3"/></text:span><text:span text:style-name="T4">}</text:span><text:span text:style-name="T4"><text:line-break/></text:span><text:span text:style-name="T8"> <text:s text:c="3"/></text:span><text:span text:style-name="T4">nc, err := c.dial(addr)</text:span><text:span text:style-name="T4"><text:line-break/></text:span><text:span text:style-name="T9"> <text:s text:c="3"/></text:span><text:span text:style-name="T2">if </text:span><text:span text:style-name="T4">err != nil {</text:span><text:span text:style-name="T4"><text:line-break/></text:span><text:span text:style-name="T8"> <text:s text:c="3"/></text:span><text:span text:style-name="T9"><text:s text:c="4"/></text:span><text:span text:style-name="T2">return </text:span><text:span text:style-name="T4">nil, err</text:span><text:span text:style-name="T4"><text:line-break/></text:span><text:span text:style-name="T8"> <text:s text:c="3"/></text:span><text:span text:style-name="T4">}</text:span><text:span text:style-name="T4"><text:line-break/></text:span><text:span text:style-name="T8"> <text:s text:c="3"/></text:span><text:span text:style-name="T4">cn = &amp;conn{</text:span><text:span text:style-name="T4"><text:line-break/></text:span><text:span text:style-name="T8"> <text:s text:c="7"/></text:span><text:span text:style-name="T4">nc: <text:s text:c="2"/>nc,</text:span><text:span text:style-name="T4"><text:line-break/></text:span><text:span text:style-name="T8"> <text:s text:c="7"/></text:span><text:span text:style-name="T4">addr: addr,</text:span><text:span text:style-name="T4"><text:line-break/></text:span><text:span text:style-name="T8"> <text:s text:c="7"/></text:span><text:span text:style-name="T4">rw: <text:s text:c="2"/>bufio.NewReadWriter(bufio.NewReader(nc), bufio.NewWriter(nc)),</text:span><text:span text:style-name="T4"><text:line-break/></text:span><text:span text:style-name="T8"> <text:s text:c="7"/></text:span><text:span text:style-name="T4">c: <text:s text:c="3"/>c,</text:span><text:span text:style-name="T4"><text:line-break/></text:span><text:span text:style-name="T8"> <text:s text:c="3"/></text:span><text:span text:style-name="T4">}</text:span><text:span text:style-name="T4"><text:line-break/></text:span><text:span text:style-name="T9"> <text:s text:c="3"/></text:span><text:span text:style-name="T3">cn.extendDeadline()</text:span></text:p>
          <text:p text:style-name="P4"><text:span text:style-name="T13"><text:s text:c="4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4cm" svg:height="1.8cm" svg:x="14cm" svg:y="17cm">
          <text:p text:style-name="P4"><text:span text:style-name="T2">func </text:span><text:span text:style-name="T3">(cn *conn) condRelease(err *error) {</text:span><text:span text:style-name="T3"><text:line-break/></text:span><text:span text:style-name="T3"><text:tab/></text:span><text:span text:style-name="T2">if </text:span><text:span text:style-name="T3">*err == nil || resumableError(*err) {</text:span><text:span text:style-name="T3"><text:line-break/></text:span><text:span text:style-name="T3"><text:tab/></text:span><text:span text:style-name="T3"><text:tab/></text:span><text:span text:style-name="T3">cn.release()</text:span><text:span text:style-name="T3"><text:line-break/></text:span><text:span text:style-name="T3"><text:tab/></text:span><text:span text:style-name="T3">} </text:span><text:span text:style-name="T2">else </text:span><text:span text:style-name="T4">{</text:span><text:span text:style-name="T4"><text:line-break/></text:span><text:span text:style-name="T4"><text:tab/></text:span><text:span text:style-name="T4"><text:tab/></text:span><text:span text:style-name="T4">cn.nc.Close()</text:span><text:span text:style-name="T4"><text:line-break/></text:span><text:span text:style-name="T4"><text:tab/></text:span><text:span text:style-name="T4"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9.9cm" svg:y1="3.7cm" svg:x2="11cm" svg:y2="5cm">
          <text:p/>
        </draw:line>
        <draw:line draw:style-name="gr11" draw:text-style-name="P9" draw:layer="layout" svg:x1="10cm" svg:y1="7.5cm" svg:x2="15.5cm" svg:y2="1.2cm">
          <text:p/>
        </draw:line>
        <draw:line draw:style-name="gr11" draw:text-style-name="P9" draw:layer="layout" svg:x1="10.5cm" svg:y1="10.2cm" svg:x2="16.6cm" svg:y2="7.6cm">
          <text:p/>
        </draw:line>
        <draw:line draw:style-name="gr11" draw:text-style-name="P9" draw:layer="layout" svg:x1="19.4cm" svg:y1="6.6cm" svg:x2="16.6cm" svg:y2="13.3cm">
          <text:p/>
        </draw:line>
        <draw:custom-shape draw:style-name="gr12" draw:text-style-name="P10" draw:layer="layout" svg:width="7.7cm" svg:height="0.8cm" svg:x="10.9cm" svg:y="21cm">
          <text:p text:style-name="P4"><text:span text:style-name="T6">func </text:span><text:span text:style-name="T16">(cn *conn) extendDeadline() {</text:span><text:span text:style-name="T16"><text:line-break/></text:span><text:span text:style-name="T16"><text:tab/></text:span><text:span text:style-name="T16">cn.nc.SetDeadline(time.Now().Add(cn.c.netTimeout()))</text:span><text:span text:style-name="T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cm" svg:height="3.4cm" svg:x="2cm" svg:y="21cm">
          <text:p text:style-name="P4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7">false</text:span><text:span text:style-name="T7"><text:line-break/></text:span><text:span text:style-name="T4"> <text:s text:c="3"/>}</text:span><text:span text:style-name="T4"><text:line-break/></text:span><text:span text:style-name="T4"> <text:s text:c="3"/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2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7">false</text:span><text:span text:style-name="T7"><text:line-break/></text:span><text:span text:style-name="T4"> <text:s text:c="3"/>}</text:span><text:span text:style-name="T4"><text:line-break/></text:span><text:span text:style-name="T4"> <text:s text:c="3"/>cn = freelist[len(freelist)-</text:span><text:span text:style-name="T12">1</text:span><text:span text:style-name="T4">]</text:span><text:span text:style-name="T4"><text:line-break/></text:span><text:span text:style-name="T4"> <text:s text:c="3"/>c.freeconn[addr.String()] = freelist[:len(freelist)-</text:span><text:span text:style-name="T12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7">true</text:span><text:span text:style-name="T7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6cm" svg:height="6.6cm" svg:x="25cm" svg:y="10.6cm">
          <text:p text:style-name="P4"><text:span text:style-name="T6">func </text:span><text:span text:style-name="T5">parseGetResponse(r *bufio.Reader, cb </text:span><text:span text:style-name="T6">func</text:span><text:span text:style-name="T5">(*Item)) error {</text:span><text:span text:style-name="T5"><text:line-break/></text:span><text:span text:style-name="T5"> <text:s text:c="3"/></text:span><text:span text:style-name="T6">for </text:span><text:span text:style-name="T16">{</text:span><text:span text:style-name="T16"><text:tab/></text:span><text:span text:style-name="T18">// </text:span><text:span text:style-name="T8">一行一行的读取数据</text:span><text:span text:style-name="T8"><text:line-break/></text:span><text:span text:style-name="T21"> <text:s text:c="3"/></text:span><text:span text:style-name="T22"><text:s text:c="4"/></text:span><text:span text:style-name="T3">line, err := r.ReadSlice(</text:span><text:span text:style-name="T10">'\n'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2"/></text:span><text:span text:style-name="T5"><text:s text:c="5"/></text:span><text:span text:style-name="T6">if </text:span><text:span text:style-name="T16">bytes.Equal(line, resultEnd) {</text:span><text:span text:style-name="T16"><text:tab/></text:span><text:span text:style-name="T18">// </text:span><text:span text:style-name="T8">如果读取到末尾的时候，就返回</text:span><text:span text:style-name="T8"><text:line-break/></text:span><text:span text:style-name="T21"> <text:s text:c="7"/></text:span><text:span text:style-name="T22"><text:s text:c="4"/></text:span><text:span text:style-name="T2">return </text:span><text:span text:style-name="T4">nil</text:span><text:span text:style-name="T4"><text:line-break/></text:span><text:span text:style-name="T4"> <text:s text:c="7"/>}</text:span><text:span text:style-name="T4"><text:line-break/></text:span><text:span text:style-name="T4"> <text:s text:c="7"/>it := new(Item)</text:span><text:span text:style-name="T4"><text:line-break/></text:span><text:span text:style-name="T4"> <text:s text:c="7"/>size, err := scanGetResponseLine(line, it)</text:span><text:span text:style-name="T4"><text:line-break/></text:span><text:span text:style-name="T4"> <text:s/></text:span><text:span text:style-name="T3"><text:s text:c="6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7"/>it.Value = make([]byte, size+</text:span><text:span text:style-name="T12">2</text:span><text:span text:style-name="T4">)</text:span><text:span text:style-name="T4"><text:line-break/></text:span><text:span text:style-name="T4"> <text:s text:c="7"/>_, err = io.ReadFull(r, it.Value)</text:span><text:span text:style-name="T4"><text:line-break/></text:span><text:span text:style-name="T4"> </text:span><text:span text:style-name="T3"><text:s text:c="7"/></text:span><text:span text:style-name="T2">if </text:span><text:span text:style-name="T4">err != nil {</text:span><text:span text:style-name="T4"><text:line-break/></text:span><text:span text:style-name="T4"> <text:s text:c="11"/>it.Value = nil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!bytes.HasSuffix(it.Value, crlf) {</text:span><text:span text:style-name="T4"><text:line-break/></text:span><text:span text:style-name="T4"> <text:s text:c="11"/>it.Value = nil</text:span><text:span text:style-name="T4"><text:line-break/></text:span><text:span text:style-name="T4"> <text:s text:c="4"/></text:span><text:span text:style-name="T3"><text:s text:c="7"/></text:span><text:span text:style-name="T2">return </text:span><text:span text:style-name="T3">fmt.Errorf(</text:span><text:span text:style-name="T10">"memcache: corrupt get result read"</text:span><text:span text:style-name="T4">)</text:span><text:span text:style-name="T4"><text:line-break/></text:span><text:span text:style-name="T4"> <text:s text:c="7"/>}</text:span><text:span text:style-name="T4"><text:line-break/></text:span><text:span text:style-name="T4"> <text:s text:c="7"/>it.Value = it.Value[:size]</text:span><text:span text:style-name="T4"><text:line-break/></text:span><text:span text:style-name="T4"> <text:s text:c="7"/>cb(it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1cm" svg:height="0.6cm" svg:x="27.7cm" svg:y="9.3cm">
          <text:p text:style-name="P1"><text:span text:style-name="T19">处理接收到的数据</text:span></text:p>
          <draw:enhanced-geometry svg:viewBox="0 0 21600 21600" draw:text-areas="800 800 20800 20800" draw:type="round-rectangular-callout" draw:modifiers="12336.9823893384 46578.3693843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9" draw:layer="layout" svg:x1="20.3cm" svg:y1="8.3cm" svg:x2="26.7cm" svg:y2="10.6cm">
          <text:p/>
        </draw:line>
        <draw:line draw:style-name="gr11" draw:text-style-name="P9" draw:layer="layout" svg:x1="15.2cm" svg:y1="13.8cm" svg:x2="6.2cm" svg:y2="14.3cm">
          <text:p/>
        </draw:line>
        <draw:line draw:style-name="gr11" draw:text-style-name="P9" draw:layer="layout" svg:x1="15.7cm" svg:y1="14.6cm" svg:x2="16.5cm" svg:y2="17.1cm">
          <text:p/>
        </draw:line>
        <draw:line draw:style-name="gr11" draw:text-style-name="P9" draw:layer="layout" svg:x1="10.4cm" svg:y1="8.2cm" svg:x2="5.7cm" svg:y2="7.1cm">
          <text:p/>
        </draw:line>
        <draw:line draw:style-name="gr11" draw:text-style-name="P9" draw:layer="layout" svg:x1="5.6cm" svg:y1="15.4cm" svg:x2="13.7cm" svg:y2="21cm">
          <text:p/>
        </draw:line>
        <draw:line draw:style-name="gr11" draw:text-style-name="P9" draw:layer="layout" svg:x1="5.3cm" svg:y1="18.5cm" svg:x2="13.8cm" svg:y2="21cm">
          <text:p/>
        </draw:line>
        <draw:line draw:style-name="gr11" draw:text-style-name="P9" draw:layer="layout" svg:x1="4.4cm" svg:y1="15.1cm" svg:x2="4.4cm" svg:y2="21.2cm">
          <text:p/>
        </draw:line>
        <draw:custom-shape draw:style-name="gr16" draw:text-style-name="P12" draw:layer="layout" svg:width="1.3cm" svg:height="1cm" svg:x="10cm" svg:y="3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3cm" svg:height="1cm" svg:x="12.6cm" svg:y="3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3cm" svg:height="1cm" svg:x="6.6cm" svg:y="6.6cm">
          <text:p text:style-name="P1"><text:span text:style-name="T2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3cm" svg:height="1cm" svg:x="13cm" svg:y="8cm">
          <text:p text:style-name="P1"><text:span text:style-name="T23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3cm" svg:height="1cm" svg:x="17.5cm" svg:y="10.1cm">
          <text:p text:style-name="P1"><text:span text:style-name="T23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3cm" svg:height="1cm" svg:x="24.1cm" svg:y="8.9cm">
          <text:p text:style-name="P1"><text:span text:style-name="T23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3cm" svg:height="1cm" svg:x="15.8cm" svg:y="14.9cm">
          <text:p text:style-name="P1"><text:span text:style-name="T23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3cm" svg:height="1cm" svg:x="11.3cm" svg:y="13.2cm">
          <text:p text:style-name="P1"><text:span text:style-name="T23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3cm" svg:height="1cm" svg:x="7.9cm" svg:y="16.4cm">
          <text:p text:style-name="P1"><text:span text:style-name="T23">8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3cm" svg:height="1cm" svg:x="7.9cm" svg:y="18.6cm">
          <text:p text:style-name="P1"><text:span text:style-name="T23">8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3cm" svg:height="1cm" svg:x="3.5cm" svg:y="19.3cm">
          <text:p text:style-name="P1"><text:span text:style-name="T23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5cm" svg:height="0.9cm" svg:x="22.6cm" svg:y="16.1cm">
          <text:p text:style-name="P6"><text:span text:style-name="T19">把从服务器获取到的数据</text:span></text:p>
          <text:p text:style-name="P6"><text:span text:style-name="T19">存储在</text:span><text:span text:style-name="T19">m</text:span><text:span text:style-name="T19">中</text:span></text:p>
          <draw:enhanced-geometry svg:viewBox="0 0 21600 21600" draw:text-areas="800 800 20800 20800" draw:type="round-rectangular-callout" draw:modifiers="31419.7520991603 11507.2142064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8" draw:text-style-name="P9" draw:layer="layout" svg:width="7.297cm" svg:height="10.34cm" svg:x="14.596cm" svg:y="6.501cm" svg:viewBox="0 0 7298 10341" svg:d="M0 8448c129 547 219 1153 617 1566 569 590 1379 250 2007 0 533-212 1084-480 1455-926 327-393 682-753 926-1213 166-313 365-610 485-948 145-407 206-832 353-1235 98-267 142-551 242-816 121-321 194-658 265-992 50-234 35-475 88-705 55-241 125-525-44-750-208-277-537-148-794-287-388-211-333-694-375-1058-28-245-14-483 221-706 324-308 764-437 1168-352h331 221 132">
          <text:p/>
        </draw:path>
        <draw:custom-shape draw:style-name="gr16" draw:text-style-name="P13" draw:layer="layout" svg:width="1.3cm" svg:height="1cm" svg:x="20.6cm" svg:y="10.5cm">
          <text:p text:style-name="P1"><text:span text:style-name="T23">9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9cm" svg:height="0.8cm" svg:x="19.2cm" svg:y="15.7cm">
          <text:p text:style-name="P6"><text:span text:style-name="T19">回收连接资源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8" draw:layer="layout" svg:width="1.9cm" svg:height="0.8cm" svg:x="9.5cm" svg:y="12.9cm">
          <text:p text:style-name="P6"><text:span text:style-name="T19">建立连接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8" draw:layer="layout" svg:width="3.2cm" svg:height="0.9cm" svg:x="21.5cm" svg:y="11.1cm">
          <text:p text:style-name="P6"><text:span text:style-name="T19">发送数据到</text:span><text:span text:style-name="T19">memcached</text:span><text:span text:style-name="T19">服务器，</text:span></text:p>
          <text:p text:style-name="P6"><text:span text:style-name="T19">和处理从</text:span><text:span text:style-name="T19">memcached</text:span><text:span text:style-name="T19">来的数据</text:span></text:p>
          <draw:enhanced-geometry svg:viewBox="0 0 21600 21600" draw:text-areas="800 800 20800 20800" draw:type="round-rectangular-callout" draw:modifiers="-5155.38894095595 3883.68479467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7:20:37.876679532</meta:creation-date>
    <meta:generator>LibreOffice/6.1.2.1$Linux_X86_64 LibreOffice_project/10$Build-1</meta:generator>
    <dc:date>2018-12-21T10:36:58.295446732</dc:date>
    <meta:editing-duration>PT1H58M4S</meta:editing-duration>
    <meta:editing-cycles>6</meta:editing-cycles>
    <meta:document-statistic meta:object-count="42"/>
  </office:meta>
</office:document-meta>
</file>